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oboto" svg:font-family="Roboto"/>
    <style:font-face style:name="Roboto1" svg:font-family="Roboto, 'Helvetica Neue', sans-serif"/>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automatic-styles>
    <style:style style:name="P1" style:family="paragraph" style:parent-style-name="Standard">
      <style:text-properties officeooo:rsid="000763b7" officeooo:paragraph-rsid="000763b7"/>
    </style:style>
    <style:style style:name="P2" style:family="paragraph" style:parent-style-name="Standard">
      <style:text-properties fo:background-color="#ffff00"/>
    </style:style>
    <style:style style:name="P3" style:family="paragraph" style:parent-style-name="Standard">
      <style:text-properties officeooo:rsid="000929b3" officeooo:paragraph-rsid="000929b3" fo:background-color="#ffff00"/>
    </style:style>
    <style:style style:name="P4" style:family="paragraph" style:parent-style-name="Standard">
      <style:text-properties officeooo:rsid="0008eedf" officeooo:paragraph-rsid="0008eedf" fo:background-color="transparent"/>
    </style:style>
    <style:style style:name="P5" style:family="paragraph" style:parent-style-name="Standard">
      <style:text-properties officeooo:rsid="000929b3" officeooo:paragraph-rsid="000929b3" fo:background-color="transparent"/>
    </style:style>
    <style:style style:name="P6" style:family="paragraph" style:parent-style-name="Standard">
      <style:text-properties officeooo:rsid="000ce5b9" officeooo:paragraph-rsid="000ce5b9" fo:background-color="transparent"/>
    </style:style>
    <style:style style:name="P7" style:family="paragraph" style:parent-style-name="Standard">
      <style:paragraph-properties fo:text-align="center" style:justify-single-word="false"/>
      <style:text-properties officeooo:rsid="0011338e" officeooo:paragraph-rsid="0011338e" fo:background-color="transparent"/>
    </style:style>
    <style:style style:name="P8" style:family="paragraph" style:parent-style-name="Standard">
      <style:paragraph-properties fo:text-align="justify" style:justify-single-word="false"/>
      <style:text-properties officeooo:rsid="0011338e" officeooo:paragraph-rsid="0011338e" fo:background-color="transparent"/>
    </style:style>
    <style:style style:name="P9" style:family="paragraph" style:parent-style-name="Standard">
      <style:text-properties officeooo:rsid="0012dbb6" officeooo:paragraph-rsid="0012dbb6" fo:background-color="transparent"/>
    </style:style>
    <style:style style:name="P10" style:family="paragraph" style:parent-style-name="Standard">
      <style:paragraph-properties fo:text-align="justify" style:justify-single-word="false"/>
      <style:text-properties officeooo:rsid="0014d7f7" officeooo:paragraph-rsid="0014d7f7" fo:background-color="transparent"/>
    </style:style>
    <style:style style:name="P11" style:family="paragraph" style:parent-style-name="Standard">
      <style:paragraph-properties fo:text-align="justify" style:justify-single-word="false"/>
      <style:text-properties officeooo:rsid="001540f8" officeooo:paragraph-rsid="001540f8" fo:background-color="transparent"/>
    </style:style>
    <style:style style:name="P12" style:family="paragraph" style:parent-style-name="Standard">
      <style:text-properties officeooo:rsid="000929b3" officeooo:paragraph-rsid="000929b3" fo:background-color="#81d41a"/>
    </style:style>
    <style:style style:name="P13" style:family="paragraph" style:parent-style-name="Standard">
      <style:text-properties fo:color="#c9211e" loext:opacity="100%" officeooo:rsid="000ce5b9" officeooo:paragraph-rsid="000ce5b9" fo:background-color="transparent"/>
    </style:style>
    <style:style style:name="P14" style:family="paragraph" style:parent-style-name="Standard">
      <style:paragraph-properties fo:text-align="justify" style:justify-single-word="false"/>
      <style:text-properties fo:font-weight="bold" officeooo:rsid="001540f8" officeooo:paragraph-rsid="001540f8" fo:background-color="transparent" style:font-weight-asian="bold" style:font-weight-complex="bold"/>
    </style:style>
    <style:style style:name="P15" style:family="paragraph" style:parent-style-name="Standard">
      <style:paragraph-properties fo:text-align="justify" style:justify-single-word="false"/>
      <style:text-properties fo:font-weight="bold" officeooo:rsid="0011338e" officeooo:paragraph-rsid="0011338e" fo:background-color="transparent" style:font-weight-asian="bold" style:font-weight-complex="bold"/>
    </style:style>
    <style:style style:name="P16" style:family="paragraph" style:parent-style-name="Standard">
      <style:paragraph-properties fo:text-align="justify" style:justify-single-word="false"/>
      <style:text-properties fo:font-weight="bold" officeooo:rsid="0023bb12" officeooo:paragraph-rsid="0023bb12" fo:background-color="transparent" style:font-weight-asian="bold" style:font-weight-complex="bold"/>
    </style:style>
    <style:style style:name="P17" style:family="paragraph" style:parent-style-name="Standard">
      <style:paragraph-properties fo:text-align="justify" style:justify-single-word="false"/>
      <style:text-properties fo:font-weight="bold" officeooo:rsid="0025d528" officeooo:paragraph-rsid="0025d528" fo:background-color="transparent" style:font-weight-asian="bold" style:font-weight-complex="bold"/>
    </style:style>
    <style:style style:name="P18" style:family="paragraph" style:parent-style-name="Standard">
      <style:paragraph-properties fo:text-align="justify" style:justify-single-word="false"/>
      <style:text-properties fo:font-weight="normal" officeooo:rsid="0011338e" officeooo:paragraph-rsid="0011338e" fo:background-color="transparent" style:font-weight-asian="normal" style:font-weight-complex="normal"/>
    </style:style>
    <style:style style:name="P19" style:family="paragraph" style:parent-style-name="Standard">
      <style:paragraph-properties fo:text-align="justify" style:justify-single-word="false"/>
      <style:text-properties fo:font-weight="normal" officeooo:rsid="0017f7eb" officeooo:paragraph-rsid="0017f7eb" fo:background-color="transparent" style:font-weight-asian="normal" style:font-weight-complex="normal"/>
    </style:style>
    <style:style style:name="P20" style:family="paragraph" style:parent-style-name="Standard">
      <style:paragraph-properties fo:text-align="justify" style:justify-single-word="false"/>
      <style:text-properties fo:font-weight="normal" officeooo:rsid="001ed1a2" officeooo:paragraph-rsid="0021c15d" fo:background-color="transparent" style:font-weight-asian="normal" style:font-weight-complex="normal"/>
    </style:style>
    <style:style style:name="P21" style:family="paragraph" style:parent-style-name="Standard">
      <style:paragraph-properties fo:text-align="justify" style:justify-single-word="false"/>
      <style:text-properties fo:font-weight="normal" officeooo:rsid="0021c15d" officeooo:paragraph-rsid="0021c15d" fo:background-color="transparent" style:font-weight-asian="normal" style:font-weight-complex="normal"/>
    </style:style>
    <style:style style:name="P22" style:family="paragraph" style:parent-style-name="Standard">
      <style:paragraph-properties fo:text-align="justify" style:justify-single-word="false"/>
      <style:text-properties fo:font-weight="normal" officeooo:rsid="0022dc3f" officeooo:paragraph-rsid="0022dc3f" fo:background-color="transparent" style:font-weight-asian="normal" style:font-weight-complex="normal"/>
    </style:style>
    <style:style style:name="P23" style:family="paragraph" style:parent-style-name="Standard">
      <style:paragraph-properties fo:text-align="justify" style:justify-single-word="false"/>
      <style:text-properties fo:font-weight="normal" officeooo:rsid="0023bb12" officeooo:paragraph-rsid="0023bb12" fo:background-color="transparent" style:font-weight-asian="normal" style:font-weight-complex="normal"/>
    </style:style>
    <style:style style:name="P24" style:family="paragraph" style:parent-style-name="Standard">
      <style:paragraph-properties fo:text-align="justify" style:justify-single-word="false"/>
      <style:text-properties fo:font-weight="normal" officeooo:rsid="0025d528" officeooo:paragraph-rsid="0025d528" fo:background-color="transparent" style:font-weight-asian="normal" style:font-weight-complex="normal"/>
    </style:style>
    <style:style style:name="P25" style:family="paragraph" style:parent-style-name="Standard">
      <style:paragraph-properties fo:text-align="justify" style:justify-single-word="false"/>
      <style:text-properties officeooo:rsid="001af3bf" officeooo:paragraph-rsid="001af3bf" fo:background-color="#ff0000"/>
    </style:style>
    <style:style style:name="P26" style:family="paragraph" style:parent-style-name="Standard">
      <style:paragraph-properties fo:text-align="justify" style:justify-single-word="false"/>
      <style:text-properties fo:font-variant="normal" fo:text-transform="none" style:use-window-font-color="true" loext:opacity="0%" style:font-name="Söhne Mono" fo:font-size="10.5pt" fo:letter-spacing="normal" fo:font-style="normal" fo:font-weight="normal" officeooo:rsid="001af3bf" officeooo:paragraph-rsid="001d0b26" fo:background-color="#ff0000"/>
    </style:style>
    <style:style style:name="P27" style:family="paragraph" style:parent-style-name="Standard">
      <style:paragraph-properties fo:text-align="justify" style:justify-single-word="false"/>
      <style:text-properties fo:font-variant="normal" fo:text-transform="none" style:use-window-font-color="true" loext:opacity="0%" style:font-name="Söhne Mono" fo:font-size="10.5pt" fo:letter-spacing="normal" fo:font-style="normal" fo:font-weight="normal" officeooo:rsid="001d0b26" officeooo:paragraph-rsid="001d0b26" fo:background-color="#ff0000"/>
    </style:style>
    <style:style style:name="P28" style:family="paragraph" style:parent-style-name="Standard">
      <style:paragraph-properties fo:text-align="justify" style:justify-single-word="false"/>
      <style:text-properties fo:color="#d4d4d4" loext:opacity="100%" style:font-name="Consolas" fo:font-size="10.5pt" fo:font-weight="normal" officeooo:rsid="0021c15d" officeooo:paragraph-rsid="0021c15d" fo:background-color="#1e1e1e" style:font-weight-asian="normal" style:font-weight-complex="normal"/>
    </style:style>
    <style:style style:name="P29" style:family="paragraph" style:parent-style-name="Standard">
      <style:paragraph-properties style:line-height-at-least="0.503cm"/>
      <style:text-properties fo:color="#d4d4d4" loext:opacity="100%" style:font-name="Consolas" fo:font-size="10.5pt" fo:font-weight="normal" fo:background-color="#1e1e1e"/>
    </style:style>
    <style:style style:name="P30" style:family="paragraph" style:parent-style-name="Standard">
      <style:paragraph-properties fo:text-align="center" style:justify-single-word="false"/>
      <style:text-properties fo:font-size="14pt" fo:font-weight="bold" officeooo:rsid="0023bb12" officeooo:paragraph-rsid="0023bb12" fo:background-color="transparent" style:font-size-asian="14pt" style:font-weight-asian="bold" style:font-size-complex="14pt" style:font-weight-complex="bold"/>
    </style:style>
    <style:style style:name="P31" style:family="paragraph" style:parent-style-name="Standard">
      <style:paragraph-properties fo:text-align="start" style:justify-single-word="false"/>
      <style:text-properties fo:font-size="13pt" fo:font-weight="normal" officeooo:rsid="0023bb12" officeooo:paragraph-rsid="00294832" fo:background-color="transparent" style:font-size-asian="11.3500003814697pt" style:font-weight-asian="normal" style:font-size-complex="13pt" style:font-weight-complex="normal"/>
    </style:style>
    <style:style style:name="P32" style:family="paragraph" style:parent-style-name="Standard">
      <style:paragraph-properties fo:text-align="start" style:justify-single-word="false"/>
      <style:text-properties fo:font-size="13pt" fo:font-weight="normal" officeooo:rsid="0023bb12" officeooo:paragraph-rsid="0023bb12" fo:background-color="transparent" style:font-size-asian="11.3500003814697pt" style:font-weight-asian="normal" style:font-size-complex="13pt" style:font-weight-complex="normal"/>
    </style:style>
    <style:style style:name="P33" style:family="paragraph" style:parent-style-name="Standard">
      <style:paragraph-properties fo:text-align="start" style:justify-single-word="false"/>
      <style:text-properties fo:font-size="13pt" fo:font-weight="normal" officeooo:rsid="002f6b51" officeooo:paragraph-rsid="002f6b51" fo:background-color="transparent" style:font-size-asian="11.3500003814697pt" style:font-weight-asian="normal" style:font-size-complex="13pt" style:font-weight-complex="normal"/>
    </style:style>
    <style:style style:name="P34" style:family="paragraph" style:parent-style-name="Standard">
      <style:paragraph-properties fo:text-align="start" style:justify-single-word="false"/>
      <style:text-properties fo:font-size="13pt" fo:font-weight="normal" officeooo:rsid="00313e5b" officeooo:paragraph-rsid="00313e5b" fo:background-color="transparent" style:font-size-asian="11.3500003814697pt" style:font-weight-asian="normal" style:font-size-complex="13pt" style:font-weight-complex="normal"/>
    </style:style>
    <style:style style:name="P35" style:family="paragraph" style:parent-style-name="Standard">
      <style:paragraph-properties fo:text-align="start" style:justify-single-word="false"/>
      <style:text-properties fo:font-size="13pt" fo:font-weight="normal" officeooo:rsid="0023bb12" officeooo:paragraph-rsid="00294832" fo:background-color="#ffff00" style:font-size-asian="11.3500003814697pt" style:font-weight-asian="normal" style:font-size-complex="13pt" style:font-weight-complex="normal"/>
    </style:style>
    <style:style style:name="P36" style:family="paragraph" style:parent-style-name="Standard">
      <style:paragraph-properties fo:text-align="start" style:justify-single-word="false"/>
      <style:text-properties fo:font-size="13pt" fo:font-weight="bold" officeooo:rsid="00313e5b" officeooo:paragraph-rsid="00313e5b" fo:background-color="transparent" style:font-size-asian="11.3500003814697pt" style:font-weight-asian="bold" style:font-size-complex="13pt" style:font-weight-complex="bold"/>
    </style:style>
    <style:style style:name="P37" style:family="paragraph" style:parent-style-name="Standard">
      <style:paragraph-properties fo:text-align="center" style:justify-single-word="false"/>
      <style:text-properties fo:font-size="20pt" fo:font-weight="bold" officeooo:rsid="0023bb12" officeooo:paragraph-rsid="00294832" fo:background-color="transparent" style:font-size-asian="20pt" style:font-weight-asian="bold" style:font-size-complex="20pt" style:font-weight-complex="bold"/>
    </style:style>
    <style:style style:name="P38" style:family="paragraph" style:parent-style-name="Standard">
      <style:paragraph-properties style:line-height-at-least="0.503cm"/>
      <style:text-properties fo:color="#6a9955" loext:opacity="100%" style:font-name="Consolas" fo:font-size="10.5pt" fo:font-weight="normal" fo:background-color="#1e1e1e"/>
    </style:style>
    <style:style style:name="P39" style:family="paragraph" style:parent-style-name="Standard">
      <style:paragraph-properties fo:text-align="start" style:justify-single-word="false"/>
      <style:text-properties fo:color="#6a9955" loext:opacity="100%" style:font-name="Consolas" fo:font-size="10.5pt" fo:font-weight="normal" officeooo:rsid="00313e5b" officeooo:paragraph-rsid="00313e5b" fo:background-color="#1e1e1e" style:font-size-asian="11.3500003814697pt" style:font-weight-asian="normal" style:font-size-complex="13pt" style:font-weight-complex="normal"/>
    </style:style>
    <style:style style:name="P40" style:family="paragraph" style:parent-style-name="Standard">
      <style:paragraph-properties style:line-height-at-least="0.503cm"/>
    </style:style>
    <style:style style:name="P41" style:family="paragraph" style:parent-style-name="Standard">
      <style:paragraph-properties fo:text-align="start" style:justify-single-word="false"/>
      <style:text-properties fo:font-size="13pt" fo:font-weight="normal" officeooo:rsid="00313e5b" officeooo:paragraph-rsid="00313e5b" fo:background-color="transparent" style:font-size-asian="11.3500003814697pt" style:font-weight-asian="normal" style:font-size-complex="13pt" style:font-weight-complex="normal"/>
    </style:style>
    <style:style style:name="P42" style:family="paragraph" style:parent-style-name="Standard">
      <style:paragraph-properties fo:text-align="start" style:justify-single-word="false"/>
      <style:text-properties fo:font-size="13pt" fo:font-weight="normal" officeooo:rsid="003321c6" officeooo:paragraph-rsid="003321c6" fo:background-color="transparent" style:font-size-asian="11.3500003814697pt" style:font-weight-asian="normal" style:font-size-complex="13pt" style:font-weight-complex="normal"/>
    </style:style>
    <style:style style:name="P43" style:family="paragraph" style:parent-style-name="Standard">
      <style:paragraph-properties fo:text-align="start" style:justify-single-word="false"/>
      <style:text-properties fo:font-size="13pt" fo:font-weight="normal" officeooo:rsid="0034472e" officeooo:paragraph-rsid="0034472e" fo:background-color="transparent" style:font-size-asian="11.3500003814697pt" style:font-weight-asian="normal" style:font-size-complex="13pt" style:font-weight-complex="normal"/>
    </style:style>
    <style:style style:name="P44" style:family="paragraph" style:parent-style-name="Standard">
      <style:paragraph-properties fo:text-align="start" style:justify-single-word="false"/>
      <style:text-properties fo:font-size="13pt" fo:font-weight="normal" officeooo:rsid="0034472e" officeooo:paragraph-rsid="003513ff" fo:background-color="transparent" style:font-size-asian="11.3500003814697pt" style:font-weight-asian="normal" style:font-size-complex="13pt" style:font-weight-complex="normal"/>
    </style:style>
    <style:style style:name="P45" style:family="paragraph" style:parent-style-name="Standard">
      <style:paragraph-properties fo:text-align="start" style:justify-single-word="false"/>
      <style:text-properties fo:font-size="13pt" fo:font-weight="normal" officeooo:rsid="0036c13e" officeooo:paragraph-rsid="0036c13e" fo:background-color="transparent" style:font-size-asian="11.3500003814697pt" style:font-weight-asian="normal" style:font-size-complex="13pt" style:font-weight-complex="normal"/>
    </style:style>
    <style:style style:name="P46" style:family="paragraph" style:parent-style-name="Standard">
      <style:paragraph-properties fo:text-align="start" style:justify-single-word="false"/>
      <style:text-properties fo:font-size="13pt" fo:font-weight="bold" officeooo:rsid="0034472e" officeooo:paragraph-rsid="0034472e" fo:background-color="transparent" style:font-size-asian="11.3500003814697pt" style:font-weight-asian="bold" style:font-size-complex="13pt" style:font-weight-complex="bold"/>
    </style:style>
    <style:style style:name="P47" style:family="paragraph" style:parent-style-name="Standard">
      <style:paragraph-properties fo:text-align="start" style:justify-single-word="false"/>
      <style:text-properties fo:font-size="13pt" fo:font-weight="bold" officeooo:rsid="0036c13e" officeooo:paragraph-rsid="0036c13e" fo:background-color="transparent" style:font-size-asian="11.3500003814697pt" style:font-weight-asian="bold" style:font-size-complex="13pt" style:font-weight-complex="bold"/>
    </style:style>
    <style:style style:name="P48" style:family="paragraph" style:parent-style-name="Standard">
      <style:paragraph-properties fo:text-align="center" style:justify-single-word="false"/>
      <style:text-properties fo:font-size="13pt" fo:font-weight="bold" officeooo:rsid="0036c13e" officeooo:paragraph-rsid="0036c13e" fo:background-color="transparent" style:font-size-asian="11.3500003814697pt" style:font-weight-asian="bold" style:font-size-complex="13pt" style:font-weight-complex="bold"/>
    </style:style>
    <style:style style:name="P49" style:family="paragraph" style:parent-style-name="Standard">
      <style:paragraph-properties fo:text-align="start" style:justify-single-word="false"/>
      <style:text-properties fo:font-size="13pt" fo:font-weight="bold" officeooo:rsid="00385fb3" officeooo:paragraph-rsid="00385fb3" fo:background-color="transparent" style:font-size-asian="11.3500003814697pt" style:font-weight-asian="bold" style:font-size-complex="13pt" style:font-weight-complex="bold"/>
    </style:style>
    <style:style style:name="P50" style:family="paragraph" style:parent-style-name="Standard">
      <style:paragraph-properties fo:text-align="center" style:justify-single-word="false"/>
      <style:text-properties fo:font-size="13pt" fo:font-weight="bold" officeooo:rsid="00385fb3" officeooo:paragraph-rsid="00385fb3" fo:background-color="transparent" style:font-size-asian="11.3500003814697pt" style:font-weight-asian="bold" style:font-size-complex="13pt" style:font-weight-complex="bold"/>
    </style:style>
    <style:style style:name="P51" style:family="paragraph" style:parent-style-name="Standard">
      <style:paragraph-properties fo:text-align="start" style:justify-single-word="false"/>
      <style:text-properties fo:font-size="13pt" fo:font-weight="bold" officeooo:rsid="0038b8ef" officeooo:paragraph-rsid="0038b8ef" fo:background-color="transparent" style:font-size-asian="11.3500003814697pt" style:font-weight-asian="bold" style:font-size-complex="13pt" style:font-weight-complex="bold"/>
    </style:style>
    <style:style style:name="P52" style:family="paragraph" style:parent-style-name="Standard">
      <style:paragraph-properties fo:text-align="center" style:justify-single-word="false"/>
      <style:text-properties fo:font-size="13pt" fo:font-weight="bold" officeooo:rsid="0038b8ef" officeooo:paragraph-rsid="0038b8ef" fo:background-color="transparent" style:font-size-asian="11.3500003814697pt" style:font-weight-asian="bold" style:font-size-complex="13pt" style:font-weight-complex="bold"/>
    </style:style>
    <style:style style:name="P53" style:family="paragraph" style:parent-style-name="Standard">
      <style:paragraph-properties fo:text-align="start" style:justify-single-word="false"/>
      <style:text-properties officeooo:paragraph-rsid="0034472e"/>
    </style:style>
    <style:style style:name="P54" style:family="paragraph" style:parent-style-name="Standard">
      <style:paragraph-properties fo:text-align="start" style:justify-single-word="false"/>
      <style:text-properties fo:font-weight="bold" officeooo:paragraph-rsid="0034472e" style:font-weight-asian="bold" style:font-weight-complex="bold"/>
    </style:style>
    <style:style style:name="T1" style:family="text">
      <style:text-properties fo:font-variant="normal" fo:text-transform="none" fo:color="#d1d5db" loext:opacity="100%" style:font-name="S hne" fo:font-size="12pt" fo:letter-spacing="normal" fo:font-style="normal" fo:font-weight="normal"/>
    </style:style>
    <style:style style:name="T2" style:family="text">
      <style:text-properties fo:font-variant="normal" fo:text-transform="none" style:font-name="Roboto1" fo:font-size="10.5pt" fo:letter-spacing="normal" fo:font-style="normal" fo:font-weight="normal"/>
    </style:style>
    <style:style style:name="T3" style:family="text">
      <style:text-properties fo:font-variant="normal" fo:text-transform="none" fo:color="#3367d6" loext:opacity="100%" style:text-line-through-style="none" style:text-line-through-type="none" style:font-name="Roboto" fo:font-size="9.75pt" fo:letter-spacing="normal" fo:font-style="normal" style:text-underline-style="none" fo:font-weight="normal" style:text-blinking="false" loext:padding="0cm" loext:border="none"/>
    </style:style>
    <style:style style:name="T4" style:family="text">
      <style:text-properties fo:font-variant="normal" fo:text-transform="none" fo:color="#3367d6" loext:opacity="100%" style:text-line-through-style="none" style:text-line-through-type="none" style:font-name="Roboto" fo:font-size="9.75pt" fo:letter-spacing="normal" fo:font-style="normal" style:text-underline-style="none" style:text-blinking="false" loext:padding="0cm" loext:border="none"/>
    </style:style>
    <style:style style:name="T5" style:family="text">
      <style:text-properties loext:padding="0.049cm" loext:border="0.06pt solid #d9d9e3"/>
    </style:style>
    <style:style style:name="T6" style:family="text">
      <style:text-properties style:text-underline-style="none"/>
    </style:style>
    <style:style style:name="T7" style:family="text">
      <style:text-properties fo:font-size="19pt" fo:font-weight="bold" style:font-size-asian="19pt" style:font-weight-asian="bold" style:font-size-complex="19pt" style:font-weight-complex="bold"/>
    </style:style>
    <style:style style:name="T8" style:family="text">
      <style:text-properties officeooo:rsid="000929b3"/>
    </style:style>
    <style:style style:name="T9" style:family="text">
      <style:text-properties fo:color="#c9211e" loext:opacity="100%"/>
    </style:style>
    <style:style style:name="T10" style:family="text">
      <style:text-properties fo:color="#c9211e" loext:opacity="100%" fo:font-size="20pt" style:font-size-asian="20pt" style:font-size-complex="20pt"/>
    </style:style>
    <style:style style:name="T11" style:family="text">
      <style:text-properties fo:color="#c9211e" loext:opacity="100%" fo:font-size="19pt" style:font-size-asian="19pt" style:font-size-complex="19pt"/>
    </style:style>
    <style:style style:name="T12" style:family="text">
      <style:text-properties fo:color="#569cd6" loext:opacity="100%"/>
    </style:style>
    <style:style style:name="T13" style:family="text">
      <style:text-properties fo:color="#4fc1ff" loext:opacity="100%"/>
    </style:style>
    <style:style style:name="T14" style:family="text">
      <style:text-properties fo:font-weight="normal" style:font-weight-asian="normal" style:font-weight-complex="normal"/>
    </style:style>
    <style:style style:name="T15" style:family="text">
      <style:text-properties officeooo:rsid="00248623"/>
    </style:style>
    <style:style style:name="T16" style:family="text">
      <style:text-properties officeooo:rsid="0027c0cc"/>
    </style:style>
    <style:style style:name="T17" style:family="text">
      <style:text-properties officeooo:rsid="00294832"/>
    </style:style>
    <style:style style:name="T18" style:family="text">
      <style:text-properties fo:background-color="#ffff00" loext:char-shading-value="0"/>
    </style:style>
    <style:style style:name="T19" style:family="text">
      <style:text-properties officeooo:rsid="00294832" fo:background-color="#ffff00" loext:char-shading-value="0"/>
    </style:style>
    <style:style style:name="T20" style:family="text">
      <style:text-properties officeooo:rsid="00297a8d"/>
    </style:style>
    <style:style style:name="T21" style:family="text">
      <style:text-properties fo:color="#c586c0" loext:opacity="100%"/>
    </style:style>
    <style:style style:name="T22" style:family="text">
      <style:text-properties fo:color="#4ec9b0" loext:opacity="100%"/>
    </style:style>
    <style:style style:name="T23" style:family="text">
      <style:text-properties fo:color="#9cdcfe" loext:opacity="100%"/>
    </style:style>
    <style:style style:name="T24" style:family="text">
      <style:text-properties fo:color="#ce9178" loext:opacity="100%"/>
    </style:style>
    <style:style style:name="T25" style:family="text">
      <style:text-properties officeooo:rsid="0034472e"/>
    </style:style>
    <style:style style:name="T26" style:family="text">
      <style:text-properties fo:font-size="13pt" fo:font-weight="normal" officeooo:rsid="0034472e" fo:background-color="transparent" loext:char-shading-value="0" style:font-size-asian="11.3500003814697pt" style:font-weight-asian="normal" style:font-size-complex="13pt" style:font-weight-complex="normal"/>
    </style:style>
    <style:style style:name="T27" style:family="text">
      <style:text-properties fo:font-size="13pt" officeooo:rsid="0034472e" fo:background-color="transparent" loext:char-shading-value="0" style:font-size-asian="11.3500003814697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pliegue, se elije GCP porque es dinámica la app web: <text:s/>uso de Flask de python, <text:span text:style-name="T8">interacción con </text:span><text:s/>servidor backend, solicitudes al servido<text:span text:style-name="T8">r</text:span>, uso de react, interfaces dinámicas e interactivas, solicitudes POST, etc</text:p>
      <text:p text:style-name="Standard"/>
      <text:p text:style-name="Standard">mira, ayúdame! tengo un código en mi pc (es una app web que calcular las raíces de una ecuación de segundo orden, usa de Flask de python para hacer el cálculo y mediante solicitudes al servidor se pasa a un cliente hecho en react, solicitudes POST) Deseo desplegarlo para que todos mis estudiantes lo puedan usar y calcular felizmente las raíces de las ecuaciones de grado 2 que les dejo en los talleres. Yo ya configuré google cloud platform</text:p>
      <text:p text:style-name="Standard"/>
      <text:p text:style-name="Standard"/>
      <text:p text:style-name="Standard">Es importante tener en cuenta que al desplegar una aplicación dinámica, deberás asegurarte de que el servidor backend esté correctamente configurado y accesible desde el frontend. Además, deberás considerar aspectos de seguridad, como el manejo de autenticación y autorización, y la protección contra ataques.</text:p>
      <text:p text:style-name="Standard"/>
      <text:p text:style-name="P1">Resumen proyecto: </text:p>
      <text:p text:style-name="Standard">de mi proyecto (uso de Flask de python, servidor backend, solicitudes al servidos, uso de react, interfaces dinámicas e interactivas, solicitudes POST, interacción con el servidor backend, etc) </text:p>
      <text:p text:style-name="Standard"/>
      <text:p text:style-name="P2">En función de los detalles que has proporcionado sobre tu proyecto, a continuación te brindo una lista de servicios de Google Cloud Platform (GCP) que podrían ser relevantes para habilitar y configurar:</text:p>
      <text:p text:style-name="Standard"/>
      <text:p text:style-name="Standard">App Engine: Es un servicio de plataforma como servicio (PaaS) que te permite implementar y escalar aplicaciones web fácilmente. Puedes configurar App Engine para ejecutar tu aplicación Flask en un entorno gestionado sin preocuparte por la <text:span text:style-name="T6">infraestructura</text:span> subyacente.</text:p>
      <text:p text:style-name="Standard"/>
      <text:p text:style-name="Standard">Compute Engine: Es un servicio de infraestructura como servicio (IaaS) que te permite crear y administrar máquinas virtuales (VM) personalizadas. Puedes usar Compute Engine para ejecutar tu propio servidor Flask en una VM y tener un control más granular sobre la configuración del servidor.</text:p>
      <text:p text:style-name="Standard"/>
      <text:p text:style-name="Standard">Cloud Functions: Es un servicio de computación sin servidor que te permite ejecutar código en respuesta a eventos específicos. Si tienes funciones backend que deben ejecutarse de manera rápida y escalable, puedes utilizar Cloud Functions para implementar y ejecutar esas funciones.</text:p>
      <text:p text:style-name="Standard"/>
      <text:p text:style-name="Standard">Cloud Run: Es un servicio de contenedores totalmente administrado que te permite implementar y ejecutar contenedores Docker de manera fácil y escalable. Si has empaquetado tu aplicación Flask en un contenedor Docker, puedes utilizar Cloud Run para implementar y ejecutar tu aplicación.</text:p>
      <text:p text:style-name="Standard"/>
      <text:p text:style-name="Standard">Cloud Storage: Es un servicio de almacenamiento en la nube que te permite almacenar y servir archivos estáticos, como imágenes, archivos CSS y JavaScript, utilizados por tu aplicación web. Puedes almacenar tus archivos estáticos en Cloud Storage y acceder a ellos desde tu aplicación.</text:p>
      <text:p text:style-name="Standard"/>
      <text:p text:style-name="Standard">Cloud SQL: Es un servicio de base de datos relacional administrado que te permite ejecutar bases de datos MySQL, PostgreSQL o SQL Server en la nube. Si tu aplicación requiere una base de datos relacional, puedes utilizar Cloud SQL para alojar y administrar tu base de datos.</text:p>
      <text:p text:style-name="Standard"/>
      <text:p text:style-name="Standard"><text:soft-page-break/>Cloud Firestore: Es una base de datos NoSQL documental y en tiempo real que te permite almacenar y sincronizar datos entre tus clientes y servidores de forma escalable. Si necesitas almacenar y acceder a datos en tiempo real desde tu aplicación, puedes utilizar Cloud Firestore.</text:p>
      <text:p text:style-name="Standard"/>
      <text:p text:style-name="P2"/>
      <text:p text:style-name="P2">Cuando se te solicita crear <text:span text:style-name="T7">credenciales</text:span> para usar una API, significa que necesitas generar y configurar un conjunto de credenciales de autenticación para acceder y utilizar esa API en tu proyecto.</text:p>
      <text:p text:style-name="P4">Las credenciales son esencialmente información de identificación que le permite a Google Cloud Platform (GCP) verificar y autorizar las solicitudes que realizas a través de la API. Al crear las credenciales, estás estableciendo un mecanismo seguro para autenticar y autorizar las solicitudes de tu aplicación.</text:p>
      <text:p text:style-name="P4"/>
      <text:p text:style-name="P4">Crear credenciales puede implicar diferentes procesos según el tipo de autenticación que se requiera. Algunas de las implicaciones comunes de crear credenciales son:</text:p>
      <text:p text:style-name="P4"/>
      <text:p text:style-name="P4">Seguridad: Las credenciales ayudan a garantizar la seguridad de tus recursos y datos. Al requerir autenticación, se evita el acceso no autorizado a tu API y se protege la integridad de tu proyecto.</text:p>
      <text:p text:style-name="P4"/>
      <text:p text:style-name="P4">Control de acceso: Las credenciales permiten definir y controlar qué usuarios, servicios o aplicaciones pueden acceder y utilizar tu API. Puedes establecer políticas de acceso basadas en roles y permisos para garantizar que solo las entidades autorizadas puedan interactuar con tu API.</text:p>
      <text:p text:style-name="P4"/>
      <text:p text:style-name="P4">Facturación y cuotas: En algunos casos, las credenciales también se utilizan para fines de facturación y para controlar las cuotas de uso de la API. Esto permite a GCP rastrear y cobrar por el consumo de recursos asociado con las solicitudes realizadas a través de tu API.</text:p>
      <text:p text:style-name="P4"/>
      <text:p text:style-name="P4">Integración con otros servicios: Las credenciales también pueden ser necesarias para permitir la integración con otros servicios de GCP o terceros. Por ejemplo, si deseas utilizar una API de terceros que requiere autenticación, deberás crear credenciales para autenticarte en esa API.</text:p>
      <text:p text:style-name="P4"/>
      <text:p text:style-name="P4">En resumen, crear credenciales implica establecer un mecanismo seguro de autenticación y autorización para acceder y utilizar una API. Esto contribuye a garantizar la seguridad de tus recursos, controlar el acceso, administrar la facturación y facilitar la integración con otros servicios. Es importante seguir las instrucciones específicas proporcionadas por GCP para crear y configurar las credenciales adecuadas para la API en cuestión.</text:p>
      <text:p text:style-name="P4"/>
      <text:p text:style-name="P4"><text:span text:style-name="Strong_20_Emphasis"><text:span text:style-name="T5">Cloud Firestore</text:span></text:span><text:span text:style-name="T1">: E</text:span> Cloud Firestore: E</text:p>
      <text:p text:style-name="P5">Cuando se habilita Cfire, se crea también la base de datos, yo la cree nativa. </text:p>
      <text:p text:style-name="P5"/>
      <text:p text:style-name="P5"/>
      <text:p text:style-name="P5"/>
      <text:p text:style-name="P3">¡Excelente elección! Google Cloud Platform (GCP) es una plataforma sólida y confiable para alojar y desplegar aplicaciones web. A continuación, te proporcionaré un tutorial paso a paso para configurar correctamente el backend en GCP y establecer una comunicación eficiente con el frontend.</text:p>
      <text:p text:style-name="P5"/>
      <text:p text:style-name="P5">Nota: Antes de comenzar, asegúrate de tener una cuenta de GCP y haber configurado correctamente tu proyecto en la consola de GCP.</text:p>
      <text:p text:style-name="P5"/>
      <text:p text:style-name="P5"><text:soft-page-break/>1. Preparar la aplicación:</text:p>
      <text:p text:style-name="P5"/>
      <text:p text:style-name="P5">Asegúrate de tener la aplicación backend de Flask y la aplicación frontend de React listas para ser desplegadas. Verifica que el backend esté funcionando correctamente en tu entorno local y que el frontend esté configurado para hacer solicitudes al backend localmente.</text:p>
      <text:p text:style-name="P5">2. Crear una instancia de Compute Engine:</text:p>
      <text:p text:style-name="P5"/>
      <text:p text:style-name="P5">Accede a la consola de GCP y selecciona tu proyecto.</text:p>
      <text:p text:style-name="P5">En el menú de navegación, ve a "Compute Engine" y haz clic en "Instancias de VM".</text:p>
      <text:p text:style-name="P5">Haz clic en "Crear instancia".</text:p>
      <text:p text:style-name="P5">Completa los detalles de la instancia, como nombre, región, zona, tipo de máquina, etc. Asegúrate de seleccionar una región y zona adecuadas para tus necesidades.</text:p>
      <text:p text:style-name="P5">En la sección "Acceso a internet", marca la casilla "Permitir tráfico HTTP" y "Permitir tráfico HTTPS" para habilitar el acceso a tu aplicación web.</text:p>
      <text:p text:style-name="P5">Haz clic en "Crear" para crear la instancia de Compute Engine.</text:p>
      <text:p text:style-name="P5">3. Configurar el entorno de backend:</text:p>
      <text:p text:style-name="P5"/>
      <text:p text:style-name="P5">Conéctate a la instancia de Compute Engine recién creada utilizando SSH.</text:p>
      <text:p text:style-name="P5">Instala las dependencias necesarias en la instancia, como Python, Flask, etc. Puedes utilizar comandos como sudo apt-get update y sudo apt-get install python3 para instalar Python y sus dependencias.</text:p>
      <text:p text:style-name="P5">Copia los archivos de tu aplicación backend a la instancia de Compute Engine. Puedes utilizar comandos como scp o rsync para copiar los archivos desde tu entorno local al servidor.</text:p>
      <text:p text:style-name="P5">Configura el servidor backend para que se ejecute en la instancia de Compute Engine. Asegúrate de que el servidor se inicie en el puerto correcto y esté configurado correctamente para recibir solicitudes de origen cruzado (CORS).</text:p>
      <text:p text:style-name="P5">Verifica que el servidor backend esté funcionando correctamente accediendo a la dirección IP de la instancia de Compute Engine a través de tu navegador.</text:p>
      <text:p text:style-name="P5">4. Configurar el entorno de frontend:</text:p>
      <text:p text:style-name="P5"/>
      <text:p text:style-name="P5">Actualiza la configuración del frontend para que apunte al servidor backend en la instancia de Compute Engine. Esto implica modificar las URL de las solicitudes en tu código frontend para apuntar a la dirección IP de la instancia de Compute Engine.</text:p>
      <text:p text:style-name="P5">Ejecuta las pruebas locales para asegurarte de que el frontend pueda comunicarse con el backend en la instancia de Compute Engine.</text:p>
      <text:p text:style-name="P5">5. Configurar una dirección IP estática y un nombre de dominio:</text:p>
      <text:p text:style-name="P5"/>
      <text:p text:style-name="P5">En la consola de GCP, ve a "Red de VPC" y selecciona "Direcciones IP externas".</text:p>
      <text:p text:style-name="P5">Haz clic en "Reservar dirección IP estática" y sigue las instrucciones para reservar una dirección IP estática.</text:p>
      <text:p text:style-name="P5">Asocia la dirección IP estática con la instancia de Compute Engine que creaste previamente.</text:p>
      <text:p text:style-name="P5">Configura un nombre de dominio para tu aplicación utilizando un servicio de registro de dominio. Sigue las instrucciones del proveedor de dominio para asociar la dirección IP estática con el nombre de dominio.</text:p>
      <text:p text:style-name="P5">6. Configurar un balanceador de carga:</text:p>
      <text:p text:style-name="P5"/>
      <text:p text:style-name="P5">En la consola de GCP, ve a "Red de VPC" y selecciona "Balanceador de carga".</text:p>
      <text:p text:style-name="P5">Haz clic en "Crear balanceador de carga".</text:p>
      <text:p text:style-name="P5"><text:soft-page-break/>Configura el balanceador de carga para que redirija el tráfico entrante al backend en la instancia de Compute Engine. Esto implica definir una regla de reenvío para redirigir el tráfico HTTP y HTTPS al backend.</text:p>
      <text:p text:style-name="P5">Configura las opciones de escalado y disponibilidad según tus necesidades.</text:p>
      <text:p text:style-name="P5">Obtén la dirección IP pública del balanceador de carga para utilizarla como la URL de acceso a tu aplicación web.</text:p>
      <text:p text:style-name="P5">7. Prueba y despliegue final:</text:p>
      <text:p text:style-name="P5"/>
      <text:p text:style-name="P5">Verifica que la comunicación entre el frontend y el backend funcione correctamente accediendo a la URL proporcionada por el balanceador de carga.</text:p>
      <text:p text:style-name="P5">Realiza pruebas exhaustivas para asegurarte de que todas las funcionalidades de tu aplicación web estén operativas.</text:p>
      <text:p text:style-name="P5">Si todo funciona como se esperaba, has completado con éxito la configuración y despliegue de tu aplicación web dinámica en GCP.</text:p>
      <text:p text:style-name="P5">Recuerda seguir las mejores prácticas de seguridad, como configurar correctamente los permisos y el acceso a tus instancias y balanceadores de carga, y mantener tu aplicación actualizada con las últimas actualizaciones y parches de seguridad.</text:p>
      <text:p text:style-name="P5"/>
      <text:p text:style-name="P5">Este tutorial te brinda una visión general de los pasos necesarios para configurar el backend y establecer una comunicación eficiente con el frontend en GCP. Sin embargo, ten en cuenta que la configuración exacta puede variar dependiendo de tus necesidades y de la configuración específica de tu aplicación.</text:p>
      <text:p text:style-name="P5"/>
      <text:p text:style-name="P5">Si encuentras dificultades en algún paso o necesitas más detalles sobre algún aspecto en particular, no dudes en pedir más orientación. Estoy aquí para ayudarte a lo largo del proceso.</text:p>
      <text:p text:style-name="P5"/>
      <text:p text:style-name="P5"/>
      <text:p text:style-name="P9"><text:span text:style-name="T10">Creación de base de datos:</text:span> </text:p>
      <text:p text:style-name="P9">Si en la biblioteca de Google Cloud Platform solo aparece "google cloud firestore api" en lugar de "Cloud Firestore", significa que la opción de habilitar Cloud Firestore no está disponible directamente en la biblioteca. En este caso, puedes seguir los siguientes pasos para habilitar Cloud Firestore en tu proyecto:</text:p>
      <text:p text:style-name="P9"/>
      <text:p text:style-name="P9">Ve a la Consola de Google Cloud Platform.</text:p>
      <text:p text:style-name="P9">Selecciona tu proyecto en la lista desplegable en la parte superior de la página.</text:p>
      <text:p text:style-name="P9">Haz clic en el menú de navegación en el lado izquierdo y selecciona "Firestore" bajo la sección "Database".</text:p>
      <text:p text:style-name="P9">En la página de Firestore, haz clic en "Crear base de datos".</text:p>
      <text:p text:style-name="P9">Selecciona el modo de base de datos que deseas utilizar: "Modo nativo" o "Modo en Datastore".</text:p>
      <text:p text:style-name="P9">Configura las opciones adicionales según tus necesidades.</text:p>
      <text:p text:style-name="P9">Haz clic en "Crear base de datos" para crear tu base de datos Firestore.</text:p>
      <text:p text:style-name="P9">Estos pasos te permitirán crear una base de datos Firestore en tu proyecto. Asegúrate de haber habilitado previamente la facturación en tu proyecto de GCP, ya que algunos servicios, como Cloud Firestore, requieren una cuenta facturada para su uso.</text:p>
      <text:p text:style-name="P9"/>
      <text:p text:style-name="P9">Una vez que hayas habilitado y configurado Cloud Firestore, podrás utilizarlo para almacenar y sincronizar datos en tiempo real entre tus clientes y servidores de forma escalable</text:p>
      <text:p text:style-name="P9"/>
      <text:p text:style-name="P9"><text:soft-page-break/></text:p>
      <text:p text:style-name="P9"/>
      <text:p text:style-name="P5"/>
      <text:p text:style-name="P5"/>
      <text:p text:style-name="P3">El archivo requirements.txt es utilizado en proyectos de Python para especificar las dependencias del proyecto. Contiene una lista de los paquetes de Python necesarios para que tu aplicación funcione correctamente. Cada línea del archivo representa un paquete y, opcionalmente, una versión específica que se requiere.</text:p>
      <text:p text:style-name="P5"/>
      <text:p text:style-name="P5"/>
      <text:p text:style-name="P12">Recuerda que ya te dije que decidí desplegar en Google Cloud Platform, debido a que mi aplicación que soluciona raíces cuadradas en línea es dinámica (uso de Flask de python, interacción con <text:s/>servidor backend, solicitudes al servidor, uso de react, interfaces dinámicas e interactivas, solicitudes POST, etc) Ya creé el proyecto (Número de proyecto: 945135517640 ID del proyecto: mecadigital) y configuré <text:s/>lista de servicios de Google Cloud Platform (App Engine, Compute Engine, Cloud Run, Cloud Storage, Cloud SQL, Cloud Firestore)</text:p>
      <text:p text:style-name="P6"/>
      <text:p text:style-name="P6"/>
      <text:p text:style-name="P13">Para desplegar tu aplicación frontend React en Google Cloud Platform (GCP), puedes utilizar el servicio de alojamiento web llamado Firebase Hosting, que es parte de la plataforma Firebase de Google. Firebase Hosting te permite hospedar y desplegar fácilmente aplicaciones web estáticas y dinámicas, incluyendo aplicaciones construidas con React.</text:p>
      <text:p text:style-name="P6"/>
      <text:p text:style-name="P6">El mensaje que estás viendo es una parte de la verificación de la propiedad del dominio. Firebase, como muchas otras plataformas de hosting, necesita verificar que eres el propietario del dominio personalizado (en tu caso, mecadigital.com) antes de permitirte utilizarlo para tu aplicación alojada en Firebase.</text:p>
      <text:p text:style-name="P6"/>
      <text:p text:style-name="P6">Mis disculpas si la respuesta anterior fue confusa.</text:p>
      <text:p text:style-name="P6"/>
      <text:p text:style-name="P6">Para tu aplicación web que resuelve ecuaciones cuadráticas en línea, no necesitas comprar un dominio personalizado para que funcione. Firebase te proporciona un subdominio gratuito (como miprojectid.web.app y miprojectid.firebaseapp.com) que puedes usar para alojar y acceder a tu aplicación. Esto es completamente funcional y no tiene ninguna limitación técnica que impida que tu aplicación funcione.</text:p>
      <text:p text:style-name="P6"/>
      <text:p text:style-name="P6">Las únicas razones por las que podrías querer un dominio personalizado son:</text:p>
      <text:p text:style-name="P6"/>
      <text:p text:style-name="P6">Branding: Un dominio personalizado puede hacer que tu sitio web parezca más profesional o personalizado.</text:p>
      <text:p text:style-name="P6"/>
      <text:p text:style-name="P6">Facilidad de acceso: Un dominio personalizado puede ser más fácil de recordar para tus usuarios que un subdominio de Firebase.</text:p>
      <text:p text:style-name="P6"/>
      <text:p text:style-name="P6">Por otro lado, la mencionada "limitación" en mi respuesta anterior se refiere a la capacidad de Firebase Hosting para ejecutar lógica de servidor o manejar bases de datos SQL, como las que podrías tener en una aplicación de Flask. Sin embargo, si tu aplicación de Flask está diseñada para ser una API y tu frontend en React se comunica con esta API, puedes desplegar la aplicación de Flask en un servicio <text:soft-page-break/>como Google Cloud Run y luego configurar tu aplicación en Firebase Hosting para que se comunique con la API en Cloud Run.</text:p>
      <text:p text:style-name="P6"/>
      <text:p text:style-name="P6">En resumen, para tu aplicación que resuelve ecuaciones cuadráticas en línea, no necesitas un dominio personalizado para que funcione. Puedes usar el subdominio gratuito proporcionado por Firebase. En cuanto a la lógica del servidor de tu aplicación, puedes usar servicios como Google Cloud Run para alojar tu aplicación Flask y luego conectarla con tu aplicación en Firebase Hosting.</text:p>
      <text:p text:style-name="P6"/>
      <text:p text:style-name="P6"/>
      <text:p text:style-name="P6"/>
      <text:p text:style-name="P7">Hacer que mi código funcione como una api, info relevante </text:p>
      <text:p text:style-name="P7"/>
      <text:p text:style-name="P8">Disculpa si la terminología ha causado confusión. Cuando decimos que una aplicación está diseñada para ser una API, nos referimos a que la aplicación se comunica a través de una interfaz de programación de aplicaciones (API, por sus siglas en inglés) que permite la comunicación entre diferentes partes de software. En tu caso, si tu aplicación Flask recibe solicitudes HTTP (como GET o POST) y responde con datos (usualmente en formato JSON), entonces puedes considerarla como una API.</text:p>
      <text:p text:style-name="P8"/>
      <text:p text:style-name="P8">En el contexto de tu aplicación de Flask y React:</text:p>
      <text:p text:style-name="P8"/>
      <text:p text:style-name="P8">Flask se usa para crear la lógica del servidor, lo que incluye recibir solicitudes, procesar datos, y devolver respuestas. Esto se llama API del servidor o API backend.</text:p>
      <text:p text:style-name="P8"/>
      <text:p text:style-name="P8">React se usa para crear la interfaz de usuario, lo que incluye mostrar datos en el navegador y hacer solicitudes al servidor basado en las acciones del usuario. Esto se llama cliente o frontend.</text:p>
      <text:p text:style-name="P8"/>
      <text:p text:style-name="P8">Tu aplicación de Flask puede estar diseñada para ser una API si está preparada para recibir solicitudes HTTP, procesar los datos de la solicitud, y devolver una respuesta. Esto permitiría a tu frontend en React hacer solicitudes a tu backend en Flask y recibir respuestas.</text:p>
      <text:p text:style-name="P8"/>
      <text:p text:style-name="P8">Aquí es donde entra en juego Google Cloud Run. Google Cloud Run puede alojar tu aplicación de Flask, permitiendo que se ejecute y responda a las solicitudes HTTP. En otras palabras, Cloud Run puede alojar tu API.</text:p>
      <text:p text:style-name="P8"/>
      <text:p text:style-name="P8">Firebase Hosting, por otro lado, se utiliza para alojar tu frontend de React. Firebase Hosting puede "llamar" a tu API en Cloud Run para obtener datos o realizar operaciones.</text:p>
      <text:p text:style-name="P8"/>
      <text:p text:style-name="P8">Entonces, en resumen, no necesitas preocuparte si tu código es una "API" o no. Si tu código de Flask puede recibir una solicitud HTTP, procesarla y devolver una respuesta, entonces puede ser alojado en Google Cloud Run y ser llamado por tu aplicación frontend alojada en Firebase Hosting.</text:p>
      <text:p text:style-name="P8"/>
      <text:p text:style-name="P8"/>
      <text:p text:style-name="P8"/>
      <text:p text:style-name="P8"><text:span text:style-name="T9">sí, mi código hace solicitudes post para calcular con python las raíces de las ecuaciones cuadráticas y luego se las pasa al cliente para desplegarlas</text:span> </text:p>
      <text:p text:style-name="P8"/>
      <text:p text:style-name="P8"><text:soft-page-break/>Excelente, eso significa que tu aplicación de Flask está actuando como una API. Aquí te explico cómo puedes alojar tanto tu aplicación de Flask como tu aplicación de React en la plataforma de Google Cloud:</text:p>
      <text:p text:style-name="P8"/>
      <text:p text:style-name="P8">Google Cloud Run para Flask: Tu aplicación de Flask, que maneja las solicitudes POST para calcular las raíces de las ecuaciones cuadráticas, puede ser alojada en Google Cloud Run. Cloud Run es un servicio de Google Cloud que permite ejecutar tus aplicaciones en contenedores, lo que es perfecto para aplicaciones de Flask. Tu aplicación de Flask estaría disponible a través de una URL proporcionada por Cloud Run.</text:p>
      <text:p text:style-name="P8"/>
      <text:p text:style-name="P8">Firebase Hosting para React: Tu aplicación de React, que es tu interfaz de usuario y hace solicitudes a tu aplicación de Flask, puede ser alojada en Firebase Hosting. Cuando despliegas tu aplicación de React a Firebase Hosting, se te proporcionará una URL (como miprojectid.web.app y miprojectid.firebaseapp.com) que puedes usar para acceder a tu aplicación.</text:p>
      <text:p text:style-name="P8"/>
      <text:p text:style-name="P8">Dado que tu aplicación de React necesita hacer solicitudes a tu aplicación de Flask, necesitarías actualizar tu código de React para que apunte a la URL de tu aplicación de Flask en Cloud Run. Por ejemplo, si antes estabas haciendo una solicitud POST a un endpoint como /solve, ahora necesitarías hacer la solicitud a algo como https://my-flask-app-xyz.a.run.app/solve, donde https://my-flask-app-xyz.a.run.app/ sería la URL de tu aplicación de Flask en Cloud Run.</text:p>
      <text:p text:style-name="P8"/>
      <text:p text:style-name="P8">De esta manera, tu aplicación de React en Firebase Hosting puede interactuar con tu aplicación de Flask en Cloud Run, y no necesitarías comprar un dominio a menos que quisieras una URL personalizada para tu aplicación.</text:p>
      <text:p text:style-name="P8"/>
      <text:p text:style-name="P25">Antes de iniciar los comandos del despliegue hacer esto en consola para los permisos de windows: </text:p>
      <text:p text:style-name="P26">Set-ExecutionPolicy Unrestricted -Scope CurrentUser</text:p>
      <text:p text:style-name="P27">Posteriormente se responde que sí. </text:p>
      <text:p text:style-name="P8"/>
      <text:p text:style-name="P10">Configuración firebase hosting</text:p>
      <text:p text:style-name="P11">en la página ppal de firebase ir a hosting</text:p>
      <text:p text:style-name="P11"><text:span text:style-name="T2">Necesitas Firebase CLI (una herramienta de línea de comandos) para alojar tu sitio con Firebase Hosting.</text:span> </text:p>
      <text:p text:style-name="P14">npm install -g firebase-tools</text:p>
      <text:p text:style-name="P10"/>
      <text:p text:style-name="P8"/>
      <text:p text:style-name="P8">Inicializa el proyecto</text:p>
      <text:p text:style-name="P8">Abre una ventana de la terminal y navega a un directorio raíz para tu app web (si no tienes uno, deberás crearlo).</text:p>
      <text:p text:style-name="P15">firebase login</text:p>
      <text:p text:style-name="P15"/>
      <text:p text:style-name="P20">luego debemos usar el sdk que nos da firebase</text:p>
      <text:p text:style-name="P21">Copiamos el SDK en el index.js, esta copia hay que hacerla con cuidado y justo al final antes de inicializar la App: </text:p>
      <text:p text:style-name="P28"><text:span text:style-name="T12">const</text:span> <text:span text:style-name="T13">firebaseConfig</text:span> = {aquí adentro va el SDK que se obtiene al crear el proyecto en firebase}</text:p>
      <text:p text:style-name="P21"/>
      <text:p text:style-name="P15"/>
      <text:p text:style-name="P15"/>
      <text:p text:style-name="P15"/>
      <text:p text:style-name="P22"><text:soft-page-break/>Posteriormente se ejecuta: </text:p>
      <text:p text:style-name="P15">firebase init</text:p>
      <text:p text:style-name="P18"/>
      <text:p text:style-name="P19">Leer bien al incio para no decirle sí a todo y poder excluir lo que tiene que ver con github. </text:p>
      <text:p text:style-name="P19"/>
      <text:p text:style-name="P19">Las opciones que puedes seleccionar se muestran en una lista en tu terminal. Puedes moverte por esta lista usando las teclas de flecha de tu teclado y seleccionar una opción usando la tecla Intro.</text:p>
      <text:p text:style-name="P19"/>
      <text:p text:style-name="P19">Entre las opciones disponibles, necesitas seleccionar "Hosting: Configure and deploy Firebase Hosting sites" y "Firestore: Deploy rules and create indexes for Firestore".</text:p>
      <text:p text:style-name="P19"/>
      <text:p text:style-name="P19">"Hosting: Configure and deploy Firebase Hosting sites" es la opción que te permite configurar el hospedaje de tu sitio web con Firebase, esencialmente estableciendo Firebase como el servidor donde se alojará tu sitio web.</text:p>
      <text:p text:style-name="P19"/>
      <text:p text:style-name="P19">"Firestore: Deploy rules and create indexes for Firestore" te permite configurar la base de datos Firestore para tu aplicación, permitiéndote establecer reglas de seguridad y crear índices para las consultas a tu base de datos.</text:p>
      <text:p text:style-name="P19"/>
      <text:p text:style-name="P19">Una vez seleccionadas estas opciones, debes asegurarte de conectarlo a tu proyecto Firebase que creaste en el paso 1. El asistente te pedirá que selecciones el proyecto de Firebase con el que deseas vincularlo.</text:p>
      <text:p text:style-name="P19"/>
      <text:p text:style-name="P19"><text:span text:style-name="T11">Finalmente, te preguntará "What do you want to use as your public directory?".</text:span> Aquí debes ingresar "<text:span text:style-name="T11">build</text:span>", que es el directorio que Create React App usa para generar la versión de producción de tu proyecto. Esto significa que cuando ejecutes el comando de construcción de tu aplicación (usualmente npm run build o yarn build), la salida (los archivos estáticos de tu sitio web) se colocará en la carpeta "build". Firebase entonces tomará los archivos de esta carpeta para servir tu sitio web.</text:p>
      <text:p text:style-name="P19"/>
      <text:p text:style-name="P23">Posteriormente </text:p>
      <text:p text:style-name="P16">cd client (dentro de la carpeta del cliente <text:span text:style-name="T15">y no en la del servidor</text:span>) </text:p>
      <text:p text:style-name="P16">npm run build</text:p>
      <text:p text:style-name="P16"/>
      <text:p text:style-name="P17"><text:span text:style-name="T14">Luego se aplica</text:span> </text:p>
      <text:p text:style-name="P17">firebase deploy</text:p>
      <text:p text:style-name="P16"/>
      <text:p text:style-name="P24">Puede que ESLint moleste un poco por el index.js que está en la carpeta function (no el de la app)</text:p>
      <text:p text:style-name="P24">Pero los errores que arroje se pueden arreglar con gpt4</text:p>
      <text:p text:style-name="P24"/>
      <text:p text:style-name="P24">Al final del deploy, en la linea <text:span text:style-name="T16">de comando nos entrega la dirección de nuestra app en internet, en mi caso es: </text:span></text:p>
      <text:p text:style-name="P24"/>
      <text:p text:style-name="P30">Hosting URL: <text:a xlink:type="simple" xlink:href="https://mecadigital-19.web.app/" text:style-name="Internet_20_link" text:visited-style-name="Visited_20_Internet_20_Link">https://mecadigital-19.web.app</text:a></text:p>
      <text:p text:style-name="P32"/>
      <text:p text:style-name="P32"/>
      <text:p text:style-name="P32"/>
      <text:p text:style-name="P35"><text:soft-page-break/><text:span text:style-name="T17">Y</text:span>a obtuve el "Deploy complete!" estoy feliz, ya aparece online mi app y se ve como yo esperaba, incluso ya la probé con dispositivos de algunos amigos y funciona!</text:p>
      <text:p text:style-name="P31"><text:span text:style-name="T19">S</text:span><text:span text:style-name="T18">in embargo, aún tengo retos por resolver. Mi aplicación es una app web que tienes dos pestañas: una parte dinámica para calcular las raíces de una ecuación de segundo orden, usa de Flask de python para hacer el cálculo y mediante solicitudes al servidor se pasa a un cliente hecho en react, solicitudes POST y otra pestaña (parte estática) que tiene simplemente unas imágenes. Yo hice la creación en Google cloud platform del proyecto y al crear el hosting en firebase lo "linkié" (ligué) con el mismo en GCP. Pero yo no he subido ningún archivo a GCP y eso se refleja en que mi aplicación solo muestra la parte estática y no calcula ninguna raíz de las ecuaciones de segundo orden. Explícame todo lo que debo saber para terminar de configurar el servidor (flask) en GCP y linkearlo adecuadamente con el hosting en firebase, con el objetivo de que mis estudiantes comiencen a resolver ecuaciones cuadráticas</text:span>. </text:p>
      <text:p text:style-name="P31"/>
      <text:p text:style-name="P37">desplegar <text:span text:style-name="T20">el</text:span> servidor Flask en Google <text:span text:style-name="T20">(GCP)</text:span></text:p>
      <text:p text:style-name="P31"/>
      <text:p text:style-name="P31">Me alegra saber que te ha ido bien con el despliegue de tu aplicación y que has encontrado útiles las explicaciones. ¡Felicitaciones por tu logro!</text:p>
      <text:p text:style-name="P31"/>
      <text:p text:style-name="P31">Tu aplicación actualmente se divide en dos partes: la parte estática (imágenes y el frontend de React) que se sirve desde Firebase Hosting, y la parte dinámica (el servidor Flask) que realiza los cálculos de las raíces de ecuaciones de segundo orden.</text:p>
      <text:p text:style-name="P31"/>
      <text:p text:style-name="P31">Firebase Hosting es una opción excelente para servir contenido estático, como tu aplicación React y las imágenes. Sin embargo, no está diseñado para ejecutar servidores backend como tu aplicación Flask. Para eso, necesitarás un entorno de ejecución de servidor, y en Google Cloud Platform (GCP), una excelente opción para ello es Google Cloud Run o Google App Engine.</text:p>
      <text:p text:style-name="P31"/>
      <text:p text:style-name="P31">A continuación, te explico los pasos generales para desplegar tu servidor Flask en Google Cloud Run:</text:p>
      <text:p text:style-name="P31"/>
      <text:p text:style-name="P31">Empaquetar tu aplicación Flask en un contenedor Docker: Google Cloud Run utiliza contenedores para ejecutar aplicaciones, por lo que necesitarás crear un archivo Dockerfile que describa cómo empaquetar tu aplicación Flask en un contenedor. Un ejemplo básico de un Dockerfile para una aplicación Flask podría ser algo como esto:</text:p>
      <text:p text:style-name="P31"/>
      <text:p text:style-name="P31"># Use the official Python image from the Docker Hub</text:p>
      <text:p text:style-name="P31">FROM python:3.7</text:p>
      <text:p text:style-name="P31"/>
      <text:p text:style-name="P31"># Allow statements and log messages to immediately appear in the Cloud Run logs</text:p>
      <text:p text:style-name="P31">ENV PYTHONUNBUFFERED True</text:p>
      <text:p text:style-name="P31"/>
      <text:p text:style-name="P31"># Copy the application files to the container</text:p>
      <text:p text:style-name="P31">WORKDIR /app</text:p>
      <text:p text:style-name="P31">COPY . /app</text:p>
      <text:p text:style-name="P31"><text:soft-page-break/></text:p>
      <text:p text:style-name="P31"># Install dependencies</text:p>
      <text:p text:style-name="P31">RUN pip install Flask gunicorn</text:p>
      <text:p text:style-name="P31"/>
      <text:p text:style-name="P31"># Run the web service on container startup</text:p>
      <text:p text:style-name="P31">CMD exec gunicorn --bind :$PORT --workers 1 --threads 8 main:app</text:p>
      <text:p text:style-name="P31"/>
      <text:p text:style-name="P31">Este archivo Dockerfile parte de la imagen oficial de Python, copia tus archivos de aplicación al contenedor, instala Flask y Gunicorn (un servidor HTTP para Python), y luego configura el contenedor para ejecutar tu aplicación Flask cuando se inicia.</text:p>
      <text:p text:style-name="P31"/>
      <text:p text:style-name="P31">Construir tu contenedor y subirlo a Google Cloud: Puedes utilizar el comando gcloud builds submit para hacer esto. Asegúrate de reemplazar PROJECT_ID con el ID de tu proyecto de GCP:</text:p>
      <text:p text:style-name="P31"/>
      <text:p text:style-name="P31">bash</text:p>
      <text:p text:style-name="P31">Copy code</text:p>
      <text:p text:style-name="P31">gcloud builds submit --tag gcr.io/PROJECT_ID/my-app</text:p>
      <text:p text:style-name="P31">Desplegar tu contenedor en Google Cloud Run: Una vez que tu contenedor esté construido y subido, puedes desplegarlo en Google Cloud Run con el comando gcloud run deploy. De nuevo, asegúrate de reemplazar PROJECT_ID con el ID de tu proyecto de GCP:</text:p>
      <text:p text:style-name="P31"/>
      <text:p text:style-name="P31">arduino</text:p>
      <text:p text:style-name="P31">Copy code</text:p>
      <text:p text:style-name="P31">gcloud run deploy --image gcr.io/PROJECT_ID/my-app --platform managed</text:p>
      <text:p text:style-name="P31">Este comando desplegará tu contenedor en Google Cloud Run y te proporcionará una URL a la que puedes hacer solicitudes para interactuar con tu servidor Flask.</text:p>
      <text:p text:style-name="P31"/>
      <text:p text:style-name="P31">Una vez que tu servidor Flask esté en funcionamiento en Google Cloud Run, podrás realizar solicitudes desde tu aplicación React alojada en Firebase Hosting a la URL proporcionada por Google Cloud Run. Tendrás que actualizar cualquier código de tu aplicación React que haga solicitudes a tu servidor Flask para que use la nueva URL.</text:p>
      <text:p text:style-name="P31"/>
      <text:p text:style-name="P31">Espero que esto te ayude a poner en marcha tu servidor Flask en Google Cloud. Si tienes más preguntas, no dudes en hacerlas.</text:p>
      <text:p text:style-name="P31"/>
      <text:p text:style-name="P31"/>
      <text:p text:style-name="P31"/>
      <text:p text:style-name="P33">Antes de iniciar con Docker se ejecuta </text:p>
      <text:p text:style-name="P33">pip freeze &gt; requirements.txt</text:p>
      <text:p text:style-name="P33"/>
      <text:p text:style-name="P33">para tener el archivo que docker consume</text:p>
      <text:p text:style-name="P33"/>
      <text:p text:style-name="P34">se construye el Dockerfile con las versiones y rutas específicas de la app</text:p>
      <text:p text:style-name="P34"/>
      <text:p text:style-name="P39"><text:soft-page-break/># Start from a base image with Python 3.11</text:p>
      <text:p text:style-name="P29"><text:span text:style-name="T21">FROM</text:span> <text:span text:style-name="T22">python</text:span>:<text:span text:style-name="T23">3.11-slim-buster</text:span></text:p>
      <text:p text:style-name="P40"/>
      <text:p text:style-name="P38"># Set the working directory in the Docker container</text:p>
      <text:p text:style-name="P29"><text:span text:style-name="T21">WORKDIR</text:span> <text:span text:style-name="T23">/app</text:span></text:p>
      <text:p text:style-name="P40"/>
      <text:p text:style-name="P38"># Copy the requirements.txt to the Docker container</text:p>
      <text:p text:style-name="P29"><text:span text:style-name="T21">COPY</text:span> <text:span text:style-name="T23">requirements.txt</text:span> <text:span text:style-name="T23">requirements.txt</text:span></text:p>
      <text:p text:style-name="P40"/>
      <text:p text:style-name="P38"># Install the Python dependencies</text:p>
      <text:p text:style-name="P29"><text:span text:style-name="T21">RUN</text:span> <text:span text:style-name="T23">pip</text:span> <text:span text:style-name="T23">install</text:span> <text:span text:style-name="T23">-r</text:span> <text:span text:style-name="T23">requirements.txt</text:span></text:p>
      <text:p text:style-name="P40"/>
      <text:p text:style-name="P38"># Copy the rest of the code to the Docker container</text:p>
      <text:p text:style-name="P29"><text:span text:style-name="T21">COPY</text:span> <text:span text:style-name="T23">.</text:span> <text:span text:style-name="T23">.</text:span></text:p>
      <text:p text:style-name="P40"/>
      <text:p text:style-name="P38"># Set the command to run when the Docker container starts</text:p>
      <text:p text:style-name="P29"><text:span text:style-name="T21">CMD</text:span> <text:span text:style-name="T23">[</text:span><text:span text:style-name="T24">"python"</text:span><text:span text:style-name="T23">,</text:span> <text:span text:style-name="T24">"app.py"</text:span><text:span text:style-name="T23">]</text:span></text:p>
      <text:p text:style-name="P29"/>
      <text:p text:style-name="P34">Y después se hace: <text:s/></text:p>
      <text:p text:style-name="P36">cd D:\Producto\app_SQRT_Flask_Server</text:p>
      <text:p text:style-name="P36">docker build -t my-flask-app .</text:p>
      <text:p text:style-name="P34"/>
      <text:p text:style-name="P42">Por último </text:p>
      <text:p text:style-name="P42">docker run -p 5000:5000 my-flask-app</text:p>
      <text:p text:style-name="P42"/>
      <text:p text:style-name="P42"/>
      <text:p text:style-name="P42">Aquí vamos, pero todo lo que tiene que ver con la configuración del server de flask usando docker aún no funciona, continuar. </text:p>
      <text:p text:style-name="P43"/>
      <text:p text:style-name="P43"/>
      <text:p text:style-name="P43">AQUÍ FALTA UN MONTÓN DE COSAS Y DESPUÉS (JUNIO 17) LLEGAMOS A </text:p>
      <text:p text:style-name="P43"/>
      <text:p text:style-name="P54"><text:span text:style-name="T27"><text:s/>construir la imagen Docker</text:span></text:p>
      <text:p text:style-name="P53"><text:span text:style-name="T26">docker build -t northamerica-northeast1-docker.pkg.dev/mecadigital-19/</text:span><text:a xlink:type="simple" xlink:href="https://console.cloud.google.com/artifacts/docker/mecadigital-19/northamerica-northeast1/flask-app-mecadigital-repo?hl=es-419&amp;project=mecadigital-19" text:style-name="Internet_20_link" text:visited-style-name="Visited_20_Internet_20_Link"><text:span text:style-name="T3">flask-app-mecadigital-repo</text:span></text:a><text:span text:style-name="T26">/my-flask-app .</text:span></text:p>
      <text:p text:style-name="P53"><text:span text:style-name="T26"/></text:p>
      <text:p text:style-name="P54"><text:s/><text:span text:style-name="T25">Subir</text:span> <text:span text:style-name="T25">la</text:span> imagen Docker</text:p>
      <text:p text:style-name="P43">docker push &lt;location&gt;-docker.pkg.dev/PROJECT_ID/REPOSITORY_NAME/IMAGE_NAME</text:p>
      <text:p text:style-name="P43"/>
      <text:p text:style-name="P46">Desplegar la imagen de Docker en Google Cloud Run</text:p>
      <text:p text:style-name="P44">gcloud run deploy --image northamerica-northeast1-docker.pkg.dev/mecadigital-19/<text:a xlink:type="simple" xlink:href="https://console.cloud.google.com/artifacts/docker/mecadigital-19/northamerica-northeast1/flask-app-mecadigital-repo?hl=es-419&amp;project=mecadigital-19" text:style-name="Internet_20_link" text:visited-style-name="Visited_20_Internet_20_Link"><text:span text:style-name="T4">flask-app-mecadigital-repo</text:span></text:a>/my-flask-app --platform managed</text:p>
      <text:p text:style-name="P44"/>
      <text:p text:style-name="P45">NOTA: el nombre que le di a mi servicio en la nube al desplegar en GCRun fue: </text:p>
      <text:p text:style-name="P48">mi-server-flask-ec-cuadraticas</text:p>
      <text:p text:style-name="P47"><text:soft-page-break/><text:span text:style-name="T14"/></text:p>
      <text:p text:style-name="P47"><text:span text:style-name="T14"/></text:p>
      <text:p text:style-name="P49"><text:span text:style-name="T14">Y la dirección que recibí para hacer las solicitudes es: </text:span></text:p>
      <text:p text:style-name="P50">https://mi-server-flask-ec-cuadraticas-itnlxzzarq-nn.a.run.app</text:p>
      <text:p text:style-name="P47"><text:span text:style-name="T14"/></text:p>
      <text:p text:style-name="P47"><text:span text:style-name="T14"/></text:p>
      <text:p text:style-name="P47"><text:span text:style-name="T14"/></text:p>
      <text:p text:style-name="P51"><text:span text:style-name="T14">Finalmente la dirección de mi app (que ya puede hacer solicitudes al servidor) es: </text:span></text:p>
      <text:p text:style-name="P51"><text:span text:style-name="T14"/></text:p>
      <text:p text:style-name="P52">https://mecadigital-19.web.app</text:p>
      <text:p text:style-name="P47"><text:span text:style-name="T14"/></text:p>
      <text:p text:style-name="P47"><text:span text:style-name="T14"/></text:p>
      <text:p text:style-name="P47"><text:span text:style-name="T14"/></text:p>
      <text:p text:style-name="P47"><text:span text:style-name="T14"/></text:p>
      <text:p text:style-name="P47"><text:span text:style-name="T14"/></text:p>
      <text:p text:style-name="P47"><text:span text:style-name="T14"/></text:p>
      <text:p text:style-name="P47"><text:span text:style-name="T14"/></text:p>
      <text:p text:style-name="P47"><text:span text:style-name="T14"/></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oboto" svg:font-family="Roboto"/>
    <style:font-face style:name="Roboto1" svg:font-family="Roboto, 'Helvetica Neue', sans-serif"/>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12T10:29:59.634000000</meta:creation-date>
    <dc:date>2023-06-17T15:42:42.903000000</dc:date>
    <meta:editing-duration>PT10H34M41S</meta:editing-duration>
    <meta:editing-cycles>30</meta:editing-cycles>
    <meta:generator>LibreOffice/7.3.3.2$Windows_X86_64 LibreOffice_project/d1d0ea68f081ee2800a922cac8f79445e4603348</meta:generator>
    <meta:document-statistic meta:table-count="0" meta:image-count="0" meta:object-count="0" meta:page-count="12" meta:paragraph-count="195" meta:word-count="4326" meta:character-count="27306" meta:non-whitespace-character-count="23151"/>
  </office:meta>
</office:document-meta>
</file>